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/>
    </style:style>
    <style:style style:name="P2" style:parent-style-name="Sansinterligne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3" style:parent-style-name="Sansinterligne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4" style:parent-style-name="Sansinterligne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ansinterligne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O Anglais</text:p>
      <text:p text:style-name="Sansinterligne"/>
      <text:p text:style-name="Sansinterligne">BBC Learning ensglish.com</text:p>
      <text:p text:style-name="P2">Doc mp3:</text:p>
      <text:p text:style-name="P3"/>
      <text:p text:style-name="Sansinterligne">Ce document parle des nouveaux téléphones et leurs coques faits à partir de matériaux recyclables afin de remplacer les téléphones qui ne sont pas recyclables.<text:s/>Fait à partir d’herbe, de matière organique et qui sont bonnes pour le Développement durable</text:p>
      <text:p text:style-name="Sansinterligne">Fait à partir d’herbe, de matière organique et qui sont bonnes pour le Développement durable</text:p>
      <text:p text:style-name="Sansinterligne"/>
      <text:p text:style-name="Sansinterligne">Il incite à utiliser ces nouveaux téléphones en disant : Voulez-vous que votre téléphone sorte de l’ordinaire</text:p>
      <text:p text:style-name="Sansinterligne"/>
      <text:p text:style-name="Sansinterligne">Dans le futur, il faudrait que la production de ces téléphones recyclables augmentent beaucoup et arrêter l’utilisation des anciens.</text:p>
      <text:p text:style-name="Sansinterligne"/>
      <text:p text:style-name="Sansinterligne"/>
      <text:p text:style-name="P4">Doc mp4 :</text:p>
      <text:p text:style-name="P5"/>
      <text:p text:style-name="Sansinterligne"><text:s/>Uber<text:s/>a été hacké, 57 millions de données d’utilisateurs ont été volées (n° tel, n° de permis, adresses mail,noms)</text:p>
      <text:p text:style-name="Sansinterligne">Dont 600000 données de chauffeurs</text:p>
      <text:p text:style-name="Sansinterligne"/>
      <text:p text:style-name="Sansinterligne">Uber l’a caché pendant plus d’1 an, ils ont payé 2 hackers 100k $ pour garder le secret<text:s/></text:p>
      <text:p text:style-name="Sansinterligne">Ils ont viré le chef de la sécurité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10-06T13:29:00Z</meta:creation-date>
    <dc:date>2020-10-06T14:39:00Z</dc:date>
    <meta:template xlink:href="Normal.dotm" xlink:type="simple"/>
    <meta:editing-cycles>1</meta:editing-cycles>
    <meta:editing-duration>PT4140S</meta:editing-duration>
    <meta:document-statistic meta:page-count="1" meta:paragraph-count="1" meta:word-count="142" meta:character-count="927" meta:row-count="6" meta:non-whitespace-character-count="786"/>
  </office:meta>
</office:document-meta>
</file>